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2">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3">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806869385"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6"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136823543"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9"><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3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4"><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4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4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3"><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4"><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5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158868205"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531102496"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57"><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268314014"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257630089" text:continue-numbering="true" text:style-name="L2">
        <text:list-item>
          <text:p text:style-name="P9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58"><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9"><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6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68"><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text:soft-page-break/>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text:bookmark-start text:name="DDE_LINK57"/><text:bookmark-start text:name="DDE_LINK58"/>%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bookmark-end text:name="DDE_LINK57"/><text:bookmark-end text:name="DDE_LINK5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7" text:outline-level="3">Exercise 1</text:h>
      <text:p text:style-name="P49">In a room full of 5 people, what is the probability that at least two of them will have the same zodiac sign?</text:p>
      <text:h text:style-name="P97"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4"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4"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1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9"><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48"><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4"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text:bookmark-start text:name="DDE_LINK61"/>%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bookmark-end text:name="DDE_LINK61"/></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7" text:outline-level="3">Generating More Accurate Plots With Table() And ScatterPlot()</text:h>
      <text:p text:style-name="P49">The plots of the function<draw:frame draw:style-name="fr4" draw:name="Object103" text:anchor-type="as-char" svg:width="0.7366in" svg:height="0.2008in" draw:z-index="170"><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72"><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3"><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4"><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7"><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78"><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7"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7"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057578506"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8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4"><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text:bookmark-start text:name="DDE_LINK6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1 - <text:date style:data-style-name="N37" text:date-value="2010-09-28T19:21:51.99">09/28/10</text:date><text:tab/>Exploring STEM With MathPiper<text:tab/><text:page-number text:select-page="current">163</text:page-number>/<text:page-count>17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9-28T19:21:51</dc:date>
    <meta:editing-cycles>863</meta:editing-cycles>
    <meta:editing-duration>PT468H59M03S</meta:editing-duration>
    <meta:document-statistic meta:table-count="31" meta:image-count="58" meta:object-count="120" meta:page-count="173" meta:paragraph-count="3211" meta:word-count="36350" meta:character-count="2373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